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ext-properties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</style:style>
    <style:style style:name="ce10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 style:data-style-name="N0">
      <style:table-cell-properties style:rotation-align="none"/>
    </style:style>
    <style:style style:name="ce13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 style:data-style-name="N2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2">
      <style:table-cell-properties style:rotation-align="none"/>
    </style:style>
    <style:style style:name="ce16" style:family="table-cell" style:parent-style-name="Default" style:data-style-name="N2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7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0.06pt solid #000000"/>
    </style:style>
    <style:style style:name="ce18" style:family="table-cell" style:parent-style-name="Default" style:data-style-name="N2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19" style:family="table-cell" style:parent-style-name="Default" style:data-style-name="N0">
      <style:table-cell-properties fo:border-bottom="none" style:diagonal-bl-tr="none" style:diagonal-tl-br="none" fo:border-left="none" fo:border-right="0.06pt solid #000000" style:rotation-align="none" fo:border-top="none"/>
    </style:style>
    <style:style style:name="ce2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0">
      <style:table-cell-properties fo:border-bottom="0.06pt solid #000000" style:diagonal-bl-tr="none" style:diagonal-tl-br="none" fo:border-left="0.06pt solid #000000" fo:border-right="none" style:rotation-align="none" fo:border-top="none"/>
    </style:style>
    <style:style style:name="ce23" style:family="table-cell" style:parent-style-name="Default" style:data-style-name="N2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2">
      <style:table-cell-properties fo:border-bottom="0.06pt solid #000000" style:diagonal-bl-tr="none" style:diagonal-tl-br="none" fo:border-left="none" fo:border-right="0.06pt solid #000000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ce2"/>
        <table:table-column table:style-name="co1" table:number-columns-repeated="3" table:default-cell-style-name="ce3"/>
        <table:table-column table:style-name="co1" table:default-cell-style-name="ce4"/>
        <table:table-column table:style-name="co1" table:number-columns-repeated="2" table:default-cell-style-name="ce3"/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Memory</text:p>
          </table:table-cell>
          <table:table-cell table:style-name="ce2" office:value-type="string" calcext:value-type="string">
            <text:p>Temp Delta</text:p>
          </table:table-cell>
          <table:table-cell table:style-name="Default" office:value-type="string" calcext:value-type="string">
            <text:p>TempB</text:p>
          </table:table-cell>
          <table:table-cell table:style-name="Default" office:value-type="string" calcext:value-type="string">
            <text:p>TempA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 office:value-type="float" office:value="0.766071" calcext:value-type="float">
            <text:p>0,766071</text:p>
          </table:table-cell>
          <table:table-cell office:value-type="float" office:value="52792.63" calcext:value-type="float">
            <text:p>52792,63</text:p>
          </table:table-cell>
          <table:table-cell office:value-type="float" office:value="12852" calcext:value-type="float">
            <text:p>12852</text:p>
          </table:table-cell>
          <table:table-cell table:formula="of:=[.G5]-[.F5]" office:value-type="float" office:value="0.739999999999995" calcext:value-type="float">
            <text:p>0,739999999999995</text:p>
          </table:table-cell>
          <table:table-cell office:value-type="float" office:value="49.56" calcext:value-type="float">
            <text:p>49,56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 office:value-type="float" office:value="0.824288" calcext:value-type="float">
            <text:p>0,824288</text:p>
          </table:table-cell>
          <table:table-cell office:value-type="float" office:value="56306.64" calcext:value-type="float">
            <text:p>56306,64</text:p>
          </table:table-cell>
          <table:table-cell office:value-type="float" office:value="13386.12" calcext:value-type="float">
            <text:p>13386,12</text:p>
          </table:table-cell>
          <table:table-cell table:formula="of:=[.G7]-[.F7]" office:value-type="float" office:value="1.09" calcext:value-type="float">
            <text:p>1,09</text:p>
          </table:table-cell>
          <table:table-cell office:value-type="float" office:value="49.54" calcext:value-type="float">
            <text:p>49,54</text:p>
          </table:table-cell>
          <table:table-cell office:value-type="float" office:value="50.63" calcext:value-type="float">
            <text:p>50,6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ickSortPy</text:p>
          </table:table-cell>
          <table:table-cell office:value-type="float" office:value="0.580248" calcext:value-type="float">
            <text:p>0,580248</text:p>
          </table:table-cell>
          <table:table-cell office:value-type="float" office:value="42975.98" calcext:value-type="float">
            <text:p>42975,98</text:p>
          </table:table-cell>
          <table:table-cell office:value-type="float" office:value="12851.64" calcext:value-type="float">
            <text:p>12851,64</text:p>
          </table:table-cell>
          <table:table-cell table:formula="of:=[.G9]-[.F9]" office:value-type="float" office:value="0.390000000000001" calcext:value-type="float">
            <text:p>0,390000000000001</text:p>
          </table:table-cell>
          <table:table-cell office:value-type="float" office:value="50.05" calcext:value-type="float">
            <text:p>50,05</text:p>
          </table:table-cell>
          <table:table-cell office:value-type="float" office:value="50.44" calcext:value-type="float">
            <text:p>50,44</text:p>
          </table:table-cell>
        </table:table-row>
      </table:table>
      <table:table table:name="Intermediate" table:style-name="ta1">
        <table:table-column table:style-name="co1" table:default-cell-style-name="ce2"/>
        <table:table-column table:style-name="co1" table:number-columns-repeated="6" table:default-cell-style-name="ce6"/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2;0) + VLOOKUP([.$A7];[$Data.$A$4:$Data.$E$9];2;0)" office:value-type="float" office:value="0" calcext:value-type="float">
            <text:p>0</text:p>
          </table:table-cell>
          <table:table-cell/>
          <table:table-cell table:formula="of:=-VLOOKUP([.E$5];[$Data.$A$4:$Data.$E$9];2;0) + VLOOKUP([.$A7];[$Data.$A$4:$Data.$E$9];2;0)" office:value-type="float" office:value="-0.0582170000000001" calcext:value-type="float">
            <text:p>-0,0582170000000001</text:p>
          </table:table-cell>
          <table:table-cell/>
          <table:table-cell table:formula="of:=-VLOOKUP([.G$5];[$Data.$A$4:$Data.$E$9];2;0) + VLOOKUP([.$A7];[$Data.$A$4:$Data.$E$9];2;0)" office:value-type="float" office:value="0.185823" calcext:value-type="float">
            <text:p>0,18582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2;0) + VLOOKUP([.$A9];[$Data.$A$4:$Data.$E$9];2;0)" office:value-type="float" office:value="0.0582170000000001" calcext:value-type="float">
            <text:p>0,0582170000000001</text:p>
          </table:table-cell>
          <table:table-cell/>
          <table:table-cell table:formula="of:=-VLOOKUP([.E$5];[$Data.$A$4:$Data.$E$9];2;0) + VLOOKUP([.$A9];[$Data.$A$4:$Data.$E$9];2;0)" office:value-type="float" office:value="0" calcext:value-type="float">
            <text:p>0</text:p>
          </table:table-cell>
          <table:table-cell/>
          <table:table-cell table:formula="of:=-VLOOKUP([.G$5];[$Data.$A$4:$Data.$E$9];2;0) + VLOOKUP([.$A9];[$Data.$A$4:$Data.$E$9];2;0)" office:value-type="float" office:value="0.24404" calcext:value-type="float">
            <text:p>0,24404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2;0) + VLOOKUP([.$A11];[$Data.$A$4:$Data.$E$9];2;0)" office:value-type="float" office:value="-0.185823" calcext:value-type="float">
            <text:p>-0,185823</text:p>
          </table:table-cell>
          <table:table-cell/>
          <table:table-cell table:formula="of:=-VLOOKUP([.E$5];[$Data.$A$4:$Data.$E$9];2;0) + VLOOKUP([.$A11];[$Data.$A$4:$Data.$E$9];2;0)" office:value-type="float" office:value="-0.24404" calcext:value-type="float">
            <text:p>-0,24404</text:p>
          </table:table-cell>
          <table:table-cell table:style-name="Default"/>
          <table:table-cell table:formula="of:=-VLOOKUP([.G$5];[$Data.$A$4:$Data.$E$9];2;0) + VLOOKUP([.$A11];[$Data.$A$4:$Data.$E$9];2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3;0) + VLOOKUP([.$A18];[$Data.$A$4:$Data.$E$9];3;0)" office:value-type="float" office:value="0" calcext:value-type="float">
            <text:p>0</text:p>
          </table:table-cell>
          <table:table-cell/>
          <table:table-cell table:formula="of:=-VLOOKUP([.E$5];[$Data.$A$4:$Data.$E$9];3;0) + VLOOKUP([.$A18];[$Data.$A$4:$Data.$E$9];3;0)" office:value-type="float" office:value="-3514.01" calcext:value-type="float">
            <text:p>-3514,01</text:p>
          </table:table-cell>
          <table:table-cell/>
          <table:table-cell table:formula="of:=-VLOOKUP([.G$5];[$Data.$A$4:$Data.$E$9];3;0) + VLOOKUP([.$A18];[$Data.$A$4:$Data.$E$9];3;0)" office:value-type="float" office:value="9816.64999999999" calcext:value-type="float">
            <text:p>9816,6499999999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3;0) + VLOOKUP([.$A20];[$Data.$A$4:$Data.$E$9];3;0)" office:value-type="float" office:value="3514.01" calcext:value-type="float">
            <text:p>3514,01</text:p>
          </table:table-cell>
          <table:table-cell/>
          <table:table-cell table:formula="of:=-VLOOKUP([.E$5];[$Data.$A$4:$Data.$E$9];3;0) + VLOOKUP([.$A20];[$Data.$A$4:$Data.$E$9];3;0)" office:value-type="float" office:value="0" calcext:value-type="float">
            <text:p>0</text:p>
          </table:table-cell>
          <table:table-cell/>
          <table:table-cell table:formula="of:=-VLOOKUP([.G$5];[$Data.$A$4:$Data.$E$9];3;0) + VLOOKUP([.$A20];[$Data.$A$4:$Data.$E$9];3;0)" office:value-type="float" office:value="13330.66" calcext:value-type="float">
            <text:p>13330,66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3;0) + VLOOKUP([.$A22];[$Data.$A$4:$Data.$E$9];3;0)" office:value-type="float" office:value="-9816.64999999999" calcext:value-type="float">
            <text:p>-9816,64999999999</text:p>
          </table:table-cell>
          <table:table-cell/>
          <table:table-cell table:formula="of:=-VLOOKUP([.E$5];[$Data.$A$4:$Data.$E$9];3;0) + VLOOKUP([.$A22];[$Data.$A$4:$Data.$E$9];3;0)" office:value-type="float" office:value="-13330.66" calcext:value-type="float">
            <text:p>-13330,66</text:p>
          </table:table-cell>
          <table:table-cell table:style-name="Default"/>
          <table:table-cell table:formula="of:=-VLOOKUP([.G$5];[$Data.$A$4:$Data.$E$9];3;0) + VLOOKUP([.$A22];[$Data.$A$4:$Data.$E$9];3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ce5" office:value-type="string" calcext:value-type="string">
            <text:p>Partial Concordance Index for Memory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4;0) + VLOOKUP([.$A29];[$Data.$A$4:$Data.$E$9];4;0)" office:value-type="float" office:value="0" calcext:value-type="float">
            <text:p>0</text:p>
          </table:table-cell>
          <table:table-cell/>
          <table:table-cell table:formula="of:=-VLOOKUP([.E$5];[$Data.$A$4:$Data.$E$9];4;0) + VLOOKUP([.$A29];[$Data.$A$4:$Data.$E$9];4;0)" office:value-type="float" office:value="-534.120000000001" calcext:value-type="float">
            <text:p>-534,120000000001</text:p>
          </table:table-cell>
          <table:table-cell/>
          <table:table-cell table:formula="of:=-VLOOKUP([.G$5];[$Data.$A$4:$Data.$E$9];4;0) + VLOOKUP([.$A29];[$Data.$A$4:$Data.$E$9];4;0)" office:value-type="float" office:value="0.360000000000582" calcext:value-type="float">
            <text:p>0,36000000000058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4;0) + VLOOKUP([.$A31];[$Data.$A$4:$Data.$E$9];4;0)" office:value-type="float" office:value="534.120000000001" calcext:value-type="float">
            <text:p>534,120000000001</text:p>
          </table:table-cell>
          <table:table-cell/>
          <table:table-cell table:formula="of:=-VLOOKUP([.E$5];[$Data.$A$4:$Data.$E$9];4;0) + VLOOKUP([.$A31];[$Data.$A$4:$Data.$E$9];4;0)" office:value-type="float" office:value="0" calcext:value-type="float">
            <text:p>0</text:p>
          </table:table-cell>
          <table:table-cell/>
          <table:table-cell table:formula="of:=-VLOOKUP([.G$5];[$Data.$A$4:$Data.$E$9];4;0) + VLOOKUP([.$A31];[$Data.$A$4:$Data.$E$9];4;0)" office:value-type="float" office:value="534.480000000001" calcext:value-type="float">
            <text:p>534,480000000001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4;0) + VLOOKUP([.$A33];[$Data.$A$4:$Data.$E$9];4;0)" office:value-type="float" office:value="-0.360000000000582" calcext:value-type="float">
            <text:p>-0,360000000000582</text:p>
          </table:table-cell>
          <table:table-cell/>
          <table:table-cell table:formula="of:=-VLOOKUP([.E$5];[$Data.$A$4:$Data.$E$9];4;0) + VLOOKUP([.$A33];[$Data.$A$4:$Data.$E$9];4;0)" office:value-type="float" office:value="-534.480000000001" calcext:value-type="float">
            <text:p>-534,480000000001</text:p>
          </table:table-cell>
          <table:table-cell table:style-name="Default"/>
          <table:table-cell table:formula="of:=-VLOOKUP([.G$5];[$Data.$A$4:$Data.$E$9];4;0) + VLOOKUP([.$A33];[$Data.$A$4:$Data.$E$9];4;0)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office:value-type="string" calcext:value-type="string">
            <text:p>Partial Concordance Index for TempDelta</text:p>
          </table:table-cell>
          <table:table-cell table:style-name="Default" table:number-columns-repeated="4"/>
          <table:table-cell table:style-name="ce2"/>
          <table:table-cell table:style-name="Default"/>
        </table:table-row>
        <table:table-row table:style-name="ro1">
          <table:table-cell table:style-name="Default" table:number-columns-repeated="5"/>
          <table:table-cell/>
          <table:table-cell table:style-name="Default"/>
        </table:table-row>
        <table:table-row table:style-name="ro1">
          <table:table-cell office:value-type="string" calcext:value-type="string">
            <text:p>Algoritmo</text:p>
          </table:table-cell>
          <table:table-cell table:style-name="ce2"/>
          <table:table-cell table:style-name="ce2" office:value-type="string" calcext:value-type="string">
            <text:p>HeapsortPy</text:p>
          </table:table-cell>
          <table:table-cell table:style-name="ce2"/>
          <table:table-cell table:style-name="ce2" office:value-type="string" calcext:value-type="string">
            <text:p>MergeSortPy</text:p>
          </table:table-cell>
          <table:table-cell/>
          <table:table-cell table:style-name="ce2" office:value-type="string" calcext:value-type="string">
            <text:p>QuickSortPy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apsortPy</text:p>
          </table:table-cell>
          <table:table-cell/>
          <table:table-cell table:formula="of:=-VLOOKUP([.C$5];[$Data.$A$4:$Data.$E$9];5;0) + VLOOKUP([.$A40];[$Data.$A$4:$Data.$E$9];5;0)" office:value-type="float" office:value="0" calcext:value-type="float">
            <text:p>0</text:p>
          </table:table-cell>
          <table:table-cell/>
          <table:table-cell table:formula="of:=-VLOOKUP([.E$5];[$Data.$A$4:$Data.$E$9];5;0) + VLOOKUP([.$A40];[$Data.$A$4:$Data.$E$9];5;0)" office:value-type="float" office:value="-0.350000000000009" calcext:value-type="float">
            <text:p>-0,350000000000009</text:p>
          </table:table-cell>
          <table:table-cell/>
          <table:table-cell table:formula="of:=-VLOOKUP([.G$5];[$Data.$A$4:$Data.$E$9];5;0) + VLOOKUP([.$A40];[$Data.$A$4:$Data.$E$9];5;0)" office:value-type="float" office:value="0.349999999999994" calcext:value-type="float">
            <text:p>0,34999999999999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rgeSortPy</text:p>
          </table:table-cell>
          <table:table-cell/>
          <table:table-cell table:formula="of:=-VLOOKUP([.C$5];[$Data.$A$4:$Data.$E$9];5;0) + VLOOKUP([.$A42];[$Data.$A$4:$Data.$E$9];5;0)" office:value-type="float" office:value="0.350000000000009" calcext:value-type="float">
            <text:p>0,350000000000009</text:p>
          </table:table-cell>
          <table:table-cell/>
          <table:table-cell table:formula="of:=-VLOOKUP([.E$5];[$Data.$A$4:$Data.$E$9];5;0) + VLOOKUP([.$A42];[$Data.$A$4:$Data.$E$9];5;0)" office:value-type="float" office:value="0" calcext:value-type="float">
            <text:p>0</text:p>
          </table:table-cell>
          <table:table-cell/>
          <table:table-cell table:formula="of:=-VLOOKUP([.G$5];[$Data.$A$4:$Data.$E$9];5;0) + VLOOKUP([.$A42];[$Data.$A$4:$Data.$E$9];5;0)" office:value-type="float" office:value="0.700000000000003" calcext:value-type="float">
            <text:p>0,700000000000003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office:value-type="string" calcext:value-type="string">
            <text:p>QuickSortPy</text:p>
          </table:table-cell>
          <table:table-cell/>
          <table:table-cell table:formula="of:=-VLOOKUP([.C$5];[$Data.$A$4:$Data.$E$9];5;0) + VLOOKUP([.$A44];[$Data.$A$4:$Data.$E$9];5;0)" office:value-type="float" office:value="-0.349999999999994" calcext:value-type="float">
            <text:p>-0,349999999999994</text:p>
          </table:table-cell>
          <table:table-cell/>
          <table:table-cell table:formula="of:=-VLOOKUP([.E$5];[$Data.$A$4:$Data.$E$9];5;0) + VLOOKUP([.$A44];[$Data.$A$4:$Data.$E$9];5;0)" office:value-type="float" office:value="-0.700000000000003" calcext:value-type="float">
            <text:p>-0,700000000000003</text:p>
          </table:table-cell>
          <table:table-cell table:style-name="Default"/>
          <table:table-cell table:formula="of:=-VLOOKUP([.G$5];[$Data.$A$4:$Data.$E$9];5;0) + VLOOKUP([.$A44];[$Data.$A$4:$Data.$E$9];5;0)" office:value-type="float" office:value="0" calcext:value-type="float">
            <text:p>0</text:p>
          </table:table-cell>
        </table:table-row>
      </table:table>
      <table:table table:name="Electre+" table:style-name="ta1">
        <table:table-column table:style-name="co1" table:default-cell-style-name="Default"/>
        <table:table-column table:style-name="co1" table:number-columns-repeated="6" table:default-cell-style-name="ce15"/>
        <table:table-column table:style-name="co1" table:number-columns-repeated="8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3" office:value-type="string" calcext:value-type="string">
            <text:p>Package</text:p>
          </table:table-cell>
          <table:table-cell table:style-name="ce13" office:value-type="string" calcext:value-type="string">
            <text:p>Time</text:p>
          </table:table-cell>
          <table:table-cell table:style-name="ce13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Indifference</text:p>
          </table:table-cell>
          <table:table-cell table:style-name="ce14" office:value-type="float" office:value="0.012202" calcext:value-type="float">
            <text:p>0,01</text:p>
          </table:table-cell>
          <table:table-cell table:style-name="ce14" office:value-type="float" office:value="666.533" calcext:value-type="float">
            <text:p>666,53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Veto</text:p>
          </table:table-cell>
          <table:table-cell table:style-name="ce14" table:formula="of:=[.B4]*2" office:value-type="float" office:value="0.024404" calcext:value-type="float">
            <text:p>0,02</text:p>
          </table:table-cell>
          <table:table-cell table:style-name="ce14" table:formula="of:=[.C4]*2" office:value-type="float" office:value="1333.066" calcext:value-type="float">
            <text:p>1333,07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Weight</text:p>
          </table:table-cell>
          <table:table-cell table:style-name="ce14" office:value-type="float" office:value="0.65" calcext:value-type="float">
            <text:p>0,65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Lambda</text:p>
          </table:table-cell>
          <table:table-cell table:style-name="ce14" office:value-type="float" office:value="0.99" calcext:value-type="float">
            <text:p>0,99</text:p>
          </table:table-cell>
          <table:table-cell table:style-name="ce14" table:number-columns-repeated="2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style-name="ce5" office:value-type="string" calcext:value-type="string">
            <text:p>Languages</text:p>
          </table:table-cell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Heap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MergeSortPy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QuickSortPy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7" office:value-type="string" calcext:value-type="string">
            <text:p>Credibility Index</text:p>
          </table:table-cell>
          <table:table-cell table:style-name="ce16" table:number-columns-repeated="5"/>
          <table:table-cell table:style-name="ce17"/>
          <table:table-cell/>
          <table:table-cell table:style-name="ce21" office:value-type="string" calcext:value-type="string">
            <text:p>Credibility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ce11"/>
          <table:table-cell table:style-name="ce11" table:formula="of:=[.A21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23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25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19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19]" office:value-type="string" office:string-value="MergeSortPy" calcext:value-type="string">
            <text:p>MergeSortPy</text:p>
          </table:table-cell>
          <table:table-cell table:style-name="ce11" table:formula="of:=[.F19]" office:value-type="float" office:value="0" calcext:value-type="float">
            <text:p>0</text:p>
          </table:table-cell>
          <table:table-cell table:style-name="ce19" table:formula="of:=[.G19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0]" office:value-type="string" office:string-value="HeapsortPy" calcext:value-type="string">
            <text:p>HeapsortPy</text:p>
          </table:table-cell>
          <table:table-cell table:number-columns-repeated="3"/>
          <table:table-cell table:formula="of:=[.E34]*(1-MAX([.M46];[.M57]))" office:value-type="float" office:value="1" calcext:value-type="float">
            <text:p>1,00</text:p>
          </table:table-cell>
          <table:table-cell/>
          <table:table-cell table:formula="of:=[.G34]*(1-MAX([.O46];[.O57]))" office:value-type="float" office:value="0" calcext:value-type="float">
            <text:p>0,00</text:p>
          </table:table-cell>
          <table:table-cell/>
          <table:table-cell table:style-name="ce8" table:formula="of:=[.A21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21]&gt;=[.$B$7];1;&quot;&quot;)">
            <text:p/>
          </table:table-cell>
          <table:table-cell table:style-name="ce15"/>
          <table:table-cell table:style-name="ce15" table:formula="of:=IF([.E21]&gt;=[.$B$7];1;&quot;&quot;)" office:value-type="float" office:value="1" calcext:value-type="float">
            <text:p>1,00</text:p>
          </table:table-cell>
          <table:table-cell table:style-name="ce15" table:formula="of:=IF([.F21]&gt;=[.$B$7];1;&quot;&quot;)">
            <text:p/>
          </table:table-cell>
          <table:table-cell table:style-name="ce18" table:formula="of:=IF([.G21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 table:formula="of:=[.B12]" office:value-type="string" office:string-value="MergeSortPy" calcext:value-type="string">
            <text:p>MergeSortPy</text:p>
          </table:table-cell>
          <table:table-cell/>
          <table:table-cell table:formula="of:=[.C36]*(1-MAX([.K48];[.K59]))" office:value-type="float" office:value="0" calcext:value-type="float">
            <text:p>0,00</text:p>
          </table:table-cell>
          <table:table-cell table:number-columns-repeated="3"/>
          <table:table-cell table:formula="of:=[.G36]*(1-MAX([.O48];[.O59]))" office:value-type="float" office:value="0" calcext:value-type="float">
            <text:p>0,00</text:p>
          </table:table-cell>
          <table:table-cell/>
          <table:table-cell table:style-name="ce8" table:formula="of:=[.A23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23]&gt;=[.$B$7];1;&quot;&quot;)">
            <text:p/>
          </table:table-cell>
          <table:table-cell table:style-name="ce15"/>
          <table:table-cell table:style-name="ce15" table:formula="of:=IF([.E23]&gt;=[.$B$7];1;&quot;&quot;)">
            <text:p/>
          </table:table-cell>
          <table:table-cell table:style-name="ce15" table:formula="of:=IF([.F23]&gt;=[.$B$7];1;&quot;&quot;)">
            <text:p/>
          </table:table-cell>
          <table:table-cell table:style-name="ce18" table:formula="of:=IF([.G23]&gt;=[.$B$7];1;&quot;&quot;)">
            <text:p/>
          </table:table-cell>
        </table:table-row>
        <table:table-row table:style-name="ro1">
          <table:table-cell table:style-name="ce8"/>
          <table:table-cell table:number-columns-repeated="7"/>
          <table:table-cell table:style-name="ce8"/>
          <table:table-cell table:style-name="ce15" table:number-columns-repeated="5"/>
          <table:table-cell table:style-name="ce18" table:formula="of:=IF([.G24]&gt;=[.$B$7];1;&quot;&quot;)">
            <text:p/>
          </table:table-cell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C38]*(1-MAX([.K50];[.K61]))" office:value-type="float" office:value="1" calcext:value-type="float">
            <text:p>1,00</text:p>
          </table:table-cell>
          <table:table-cell/>
          <table:table-cell table:formula="of:=[.E38]*(1-MAX([.M50];[.M61]))" office:value-type="float" office:value="1" calcext:value-type="float">
            <text:p>1,00</text:p>
          </table:table-cell>
          <table:table-cell table:number-columns-repeated="3"/>
          <table:table-cell table:style-name="ce22" table:formula="of:=[.A25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25]&gt;=[.$B$7];1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25]&gt;=[.$B$7];1;&quot;&quot;)" office:value-type="float" office:value="1" calcext:value-type="float">
            <text:p>1,00</text:p>
          </table:table-cell>
          <table:table-cell table:style-name="ce23" table:formula="of:=IF([.F25]&gt;=[.$B$7];1;&quot;&quot;)">
            <text:p/>
          </table:table-cell>
          <table:table-cell table:style-name="ce20" table:formula="of:=IF([.G25]&gt;=[.$B$7];1;&quot;&quot;)">
            <text:p/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7" office:value-type="string" calcext:value-type="string">
            <text:p>Comprehensive Concordance Index</text:p>
          </table:table-cell>
          <table:table-cell table:style-name="ce16" table:number-columns-repeated="5"/>
          <table:table-cell table:style-name="ce17"/>
          <table:table-cell/>
          <table:table-cell table:style-name="ce7" office:value-type="string" calcext:value-type="string">
            <text:p>Comprehensive Concordance Index with lambda</text:p>
          </table:table-cell>
          <table:table-cell table:style-name="ce16" table:number-columns-repeated="5"/>
          <table:table-cell table:style-name="ce17"/>
        </table:table-row>
        <table:table-row table:style-name="ro1">
          <table:table-cell table:style-name="ce8"/>
          <table:table-cell table:number-columns-repeated="5"/>
          <table:table-cell table:style-name="ce18"/>
          <table:table-cell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8"/>
          <table:table-cell table:style-name="Default"/>
          <table:table-cell table:style-name="ce11" table:formula="of:=[.A3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36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A38]" office:value-type="string" office:string-value="QuickSortPy" calcext:value-type="string">
            <text:p>QuickSortPy</text:p>
          </table:table-cell>
          <table:table-cell/>
          <table:table-cell table:style-name="ce8"/>
          <table:table-cell table:style-name="ce11"/>
          <table:table-cell table:style-name="ce11" table:formula="of:=[.C32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32]" office:value-type="string" office:string-value="MergeSortPy" calcext:value-type="string">
            <text:p>MergeSortPy</text:p>
          </table:table-cell>
          <table:table-cell table:style-name="ce11"/>
          <table:table-cell table:style-name="ce19" table:formula="of:=[.G32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9"/>
          <table:table-cell table:style-name="Default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0]" office:value-type="string" office:string-value="HeapsortPy" calcext:value-type="string">
            <text:p>HeapsortPy</text:p>
          </table:table-cell>
          <table:table-cell table:style-name="Default"/>
          <table:table-cell table:formula="of:=[.$B$6]*[.C46]+[.$C$6]*[.C57]" office:value-type="float" office:value="1" calcext:value-type="float">
            <text:p>1,00</text:p>
          </table:table-cell>
          <table:table-cell/>
          <table:table-cell table:formula="of:=[.$B$6]*[.E46]+[.$C$6]*[.E57]" office:value-type="float" office:value="1" calcext:value-type="float">
            <text:p>1,00</text:p>
          </table:table-cell>
          <table:table-cell/>
          <table:table-cell table:formula="of:=[.$B$6]*[.G46]+[.$C$6]*[.G57]" office:value-type="float" office:value="0" calcext:value-type="float">
            <text:p>0,00</text:p>
          </table:table-cell>
          <table:table-cell/>
          <table:table-cell table:style-name="ce8" table:formula="of:=[.A34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.C34]&gt;=[.$B$7];[.C34];&quot;&quot;)" office:value-type="float" office:value="1" calcext:value-type="float">
            <text:p>1,00</text:p>
          </table:table-cell>
          <table:table-cell table:style-name="ce15"/>
          <table:table-cell table:style-name="ce15" table:formula="of:=IF([.E34]&gt;=[.$B$7];[.E34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4]&gt;=[.$B$7];[.G34];&quot;&quot;)">
            <text:p/>
          </table:table-cell>
        </table:table-row>
        <table:table-row table:style-name="ro1">
          <table:table-cell table:style-name="ce9"/>
          <table:table-cell table:style-name="ce11"/>
          <table:table-cell table:number-columns-repeated="6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9" table:formula="of:=[.B12]" office:value-type="string" office:string-value="MergeSortPy" calcext:value-type="string">
            <text:p>MergeSortPy</text:p>
          </table:table-cell>
          <table:table-cell/>
          <table:table-cell table:formula="of:=[.$B$6]*[.C48]+[.$C$6]*[.C59]" office:value-type="float" office:value="0" calcext:value-type="float">
            <text:p>0,00</text:p>
          </table:table-cell>
          <table:table-cell/>
          <table:table-cell table:formula="of:=[.$B$6]*[.E48]+[.$C$6]*[.E59]" office:value-type="float" office:value="1" calcext:value-type="float">
            <text:p>1,00</text:p>
          </table:table-cell>
          <table:table-cell/>
          <table:table-cell table:formula="of:=[.$B$6]*[.G48]+[.$C$6]*[.G59]" office:value-type="float" office:value="0" calcext:value-type="float">
            <text:p>0,00</text:p>
          </table:table-cell>
          <table:table-cell/>
          <table:table-cell table:style-name="ce8" table:formula="of:=[.A36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.C36]&gt;=[.$B$7];[.C36];&quot;&quot;)">
            <text:p/>
          </table:table-cell>
          <table:table-cell table:style-name="ce15"/>
          <table:table-cell table:style-name="ce15" table:formula="of:=IF([.E36]&gt;=[.$B$7];[.E36];&quot;&quot;)" office:value-type="float" office:value="1" calcext:value-type="float">
            <text:p>1,00</text:p>
          </table:table-cell>
          <table:table-cell table:style-name="ce15"/>
          <table:table-cell table:style-name="ce18" table:formula="of:=IF([.G36]&gt;=[.$B$7];[.G36];&quot;&quot;)">
            <text:p/>
          </table:table-cell>
        </table:table-row>
        <table:table-row table:style-name="ro1">
          <table:table-cell table:style-name="ce9"/>
          <table:table-cell table:number-columns-repeated="7"/>
          <table:table-cell table:style-name="ce8"/>
          <table:table-cell table:style-name="ce15" table:number-columns-repeated="5"/>
          <table:table-cell table:style-name="ce18"/>
        </table:table-row>
        <table:table-row table:style-name="ro1">
          <table:table-cell table:style-name="ce10" table:formula="of:=[.B14]" office:value-type="string" office:string-value="QuickSortPy" calcext:value-type="string">
            <text:p>QuickSortPy</text:p>
          </table:table-cell>
          <table:table-cell/>
          <table:table-cell table:formula="of:=[.$B$6]*[.C50]+[.$C$6]*[.C61]" office:value-type="float" office:value="1" calcext:value-type="float">
            <text:p>1,00</text:p>
          </table:table-cell>
          <table:table-cell/>
          <table:table-cell table:formula="of:=[.$B$6]*[.E50]+[.$C$6]*[.E61]" office:value-type="float" office:value="1" calcext:value-type="float">
            <text:p>1,00</text:p>
          </table:table-cell>
          <table:table-cell table:number-columns-repeated="3"/>
          <table:table-cell table:style-name="ce22" table:formula="of:=[.A38]" office:value-type="string" office:string-value="QuickSortPy" calcext:value-type="string">
            <text:p>QuickSortPy</text:p>
          </table:table-cell>
          <table:table-cell table:style-name="ce23"/>
          <table:table-cell table:style-name="ce23" table:formula="of:=IF([.C38]&gt;=[.$B$7];[.C38];&quot;&quot;)" office:value-type="float" office:value="1" calcext:value-type="float">
            <text:p>1,00</text:p>
          </table:table-cell>
          <table:table-cell table:style-name="ce23"/>
          <table:table-cell table:style-name="ce23" table:formula="of:=IF([.E38]&gt;=[.$B$7];[.E38];&quot;&quot;)" office:value-type="float" office:value="1" calcext:value-type="float">
            <text:p>1,00</text:p>
          </table:table-cell>
          <table:table-cell table:style-name="ce23"/>
          <table:table-cell table:style-name="ce20" table:formula="of:=IF([.G38]&gt;=[.$B$7];[.G38];&quot;&quot;)">
            <text:p/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" office:value-type="string" calcext:value-type="string">
            <text:p>Partial Concordance Index for Packag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Energy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50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44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44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44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4]" office:value-type="string" office:string-value="HeapsortPy" calcext:value-type="string">
            <text:p>HeapsortPy</text:p>
          </table:table-cell>
          <table:table-cell/>
          <table:table-cell table:formula="of:=IF([$Intermediate.C7]&lt;=[.$B$4];1;0)" office:value-type="float" office:value="1" calcext:value-type="float">
            <text:p>1,00</text:p>
          </table:table-cell>
          <table:table-cell/>
          <table:table-cell table:formula="of:=IF([$Intermediate.E7]&lt;=[.$B$4];1;0)" office:value-type="float" office:value="1" calcext:value-type="float">
            <text:p>1,00</text:p>
          </table:table-cell>
          <table:table-cell/>
          <table:table-cell table:formula="of:=IF([$Intermediate.G7]&lt;=[.$B$4];1;0)" office:value-type="float" office:value="0" calcext:value-type="float">
            <text:p>0,00</text:p>
          </table:table-cell>
          <table:table-cell/>
          <table:table-cell table:style-name="ce11" table:formula="of:=[.A46]" office:value-type="string" office:string-value="HeapsortPy" calcext:value-type="string">
            <text:p>HeapsortPy</text:p>
          </table:table-cell>
          <table:table-cell table:style-name="ce15" table:number-columns-repeated="3"/>
          <table:table-cell table:style-name="ce15" table:formula="of:=IF([$Intermediate.E7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7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6]" office:value-type="string" office:string-value="MergeSortPy" calcext:value-type="string">
            <text:p>MergeSortPy</text:p>
          </table:table-cell>
          <table:table-cell/>
          <table:table-cell table:formula="of:=IF([$Intermediate.C9]&lt;=[.$B$4];1;0)" office:value-type="float" office:value="0" calcext:value-type="float">
            <text:p>0,00</text:p>
          </table:table-cell>
          <table:table-cell/>
          <table:table-cell table:formula="of:=IF([$Intermediate.E9]&lt;=[.$B$4];1;0)" office:value-type="float" office:value="1" calcext:value-type="float">
            <text:p>1,00</text:p>
          </table:table-cell>
          <table:table-cell/>
          <table:table-cell table:formula="of:=IF([$Intermediate.G9]&lt;=[.$B$4];1;0)" office:value-type="float" office:value="0" calcext:value-type="float">
            <text:p>0,00</text:p>
          </table:table-cell>
          <table:table-cell/>
          <table:table-cell table:style-name="ce11" table:formula="of:=[.A48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9]&gt;=[.$B$5];1;0)" office:value-type="float" office:value="1" calcext:value-type="float">
            <text:p>1,00</text:p>
          </table:table-cell>
          <table:table-cell table:style-name="ce15" table:number-columns-repeated="3"/>
          <table:table-cell table:style-name="ce15" table:formula="of:=IF([$Intermediate.G9]&gt;=[.$B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38]" office:value-type="string" office:string-value="QuickSortPy" calcext:value-type="string">
            <text:p>QuickSortPy</text:p>
          </table:table-cell>
          <table:table-cell/>
          <table:table-cell table:formula="of:=IF([$Intermediate.C11]&lt;=[.$B$4];1;0)" office:value-type="float" office:value="1" calcext:value-type="float">
            <text:p>1,00</text:p>
          </table:table-cell>
          <table:table-cell/>
          <table:table-cell table:formula="of:=IF([$Intermediate.E11]&lt;=[.$B$4];1;0)" office:value-type="float" office:value="1" calcext:value-type="float">
            <text:p>1,00</text:p>
          </table:table-cell>
          <table:table-cell/>
          <table:table-cell table:formula="of:=IF([$Intermediate.G11]&lt;=[.$B$4];1;0)" office:value-type="float" office:value="1" calcext:value-type="float">
            <text:p>1,00</text:p>
          </table:table-cell>
          <table:table-cell/>
          <table:table-cell table:style-name="ce11" table:formula="of:=[.A50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11]&gt;=[.$B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1]&gt;=[.$B$5];1;0)" office:value-type="float" office:value="0" calcext:value-type="float">
            <text:p>0,00</text:p>
          </table:table-cell>
          <table:table-cell table:style-name="ce15" table:number-columns-repeated="2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 office:value-type="string" calcext:value-type="string">
            <text:p>Partial Concordance Index for Time</text:p>
          </table:table-cell>
          <table:table-cell table:style-name="Default" table:number-columns-repeated="6"/>
          <table:table-cell/>
          <table:table-cell table:style-name="ce5" office:value-type="string" calcext:value-type="string">
            <text:p>Discordance Index for Time</text:p>
          </table:table-cell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A61]" office:value-type="string" office:string-value="QuickSortPy" calcext:value-type="string">
            <text:p>QuickSortPy</text:p>
          </table:table-cell>
          <table:table-cell table:number-columns-repeated="2"/>
          <table:table-cell table:style-name="ce11"/>
          <table:table-cell table:style-name="ce11" table:formula="of:=[.C55]" office:value-type="string" office:string-value="HeapsortPy" calcext:value-type="string">
            <text:p>HeapsortPy</text:p>
          </table:table-cell>
          <table:table-cell table:style-name="ce11"/>
          <table:table-cell table:style-name="ce11" table:formula="of:=[.E55]" office:value-type="string" office:string-value="MergeSortPy" calcext:value-type="string">
            <text:p>MergeSortPy</text:p>
          </table:table-cell>
          <table:table-cell table:style-name="ce11"/>
          <table:table-cell table:style-name="ce11" table:formula="of:=[.G55]" office:value-type="string" office:string-value="QuickSortPy" calcext:value-type="string">
            <text:p>QuickSortPy</text:p>
          </table:table-cell>
        </table:table-row>
        <table:table-row table:style-name="ro1">
          <table:table-cell table:style-name="ce12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6]" office:value-type="string" office:string-value="HeapsortPy" calcext:value-type="string">
            <text:p>HeapsortPy</text:p>
          </table:table-cell>
          <table:table-cell/>
          <table:table-cell table:formula="of:=IF([$Intermediate.C18]&lt;=[.$B$4];1;0)" office:value-type="float" office:value="1" calcext:value-type="float">
            <text:p>1,00</text:p>
          </table:table-cell>
          <table:table-cell/>
          <table:table-cell table:formula="of:=IF([$Intermediate.E18]&lt;=[.$B$4];1;0)" office:value-type="float" office:value="1" calcext:value-type="float">
            <text:p>1,00</text:p>
          </table:table-cell>
          <table:table-cell/>
          <table:table-cell table:formula="of:=IF([$Intermediate.G18]&lt;=[.$B$4];1;0)" office:value-type="float" office:value="0" calcext:value-type="float">
            <text:p>0,00</text:p>
          </table:table-cell>
          <table:table-cell/>
          <table:table-cell table:style-name="ce11" table:formula="of:=[.A57]" office:value-type="string" office:string-value="HeapsortPy" calcext:value-type="string">
            <text:p>HeapsortPy</text:p>
          </table:table-cell>
          <table:table-cell table:style-name="ce15"/>
          <table:table-cell table:style-name="ce15" table:formula="of:=IF([$Intermediate.C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18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18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48]" office:value-type="string" office:string-value="MergeSortPy" calcext:value-type="string">
            <text:p>MergeSortPy</text:p>
          </table:table-cell>
          <table:table-cell/>
          <table:table-cell table:formula="of:=IF([$Intermediate.C20]&lt;=[.$B$4];1;0)" office:value-type="float" office:value="0" calcext:value-type="float">
            <text:p>0,00</text:p>
          </table:table-cell>
          <table:table-cell/>
          <table:table-cell table:formula="of:=IF([$Intermediate.E20]&lt;=[.$B$4];1;0)" office:value-type="float" office:value="1" calcext:value-type="float">
            <text:p>1,00</text:p>
          </table:table-cell>
          <table:table-cell/>
          <table:table-cell table:formula="of:=IF([$Intermediate.G20]&lt;=[.$B$4];1;0)" office:value-type="float" office:value="0" calcext:value-type="float">
            <text:p>0,00</text:p>
          </table:table-cell>
          <table:table-cell/>
          <table:table-cell table:style-name="ce11" table:formula="of:=[.A59]" office:value-type="string" office:string-value="MergeSortPy" calcext:value-type="string">
            <text:p>MergeSortPy</text:p>
          </table:table-cell>
          <table:table-cell table:style-name="ce15"/>
          <table:table-cell table:style-name="ce15" table:formula="of:=IF([$Intermediate.C20]&gt;=[.$C$5];1;0)" office:value-type="float" office:value="1" calcext:value-type="float">
            <text:p>1,00</text:p>
          </table:table-cell>
          <table:table-cell table:style-name="ce15"/>
          <table:table-cell table:style-name="ce15" table:formula="of:=IF([$Intermediate.E20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0]&gt;=[.$C$5];1;0)" office:value-type="float" office:value="1" calcext:value-type="float">
            <text:p>1,00</text:p>
          </table:table-cell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 table:formula="of:=[.A50]" office:value-type="string" office:string-value="QuickSortPy" calcext:value-type="string">
            <text:p>QuickSortPy</text:p>
          </table:table-cell>
          <table:table-cell/>
          <table:table-cell table:formula="of:=IF([$Intermediate.C22]&lt;=[.$B$4];1;0)" office:value-type="float" office:value="1" calcext:value-type="float">
            <text:p>1,00</text:p>
          </table:table-cell>
          <table:table-cell/>
          <table:table-cell table:formula="of:=IF([$Intermediate.E22]&lt;=[.$B$4];1;0)" office:value-type="float" office:value="1" calcext:value-type="float">
            <text:p>1,00</text:p>
          </table:table-cell>
          <table:table-cell/>
          <table:table-cell table:formula="of:=IF([$Intermediate.G22]&lt;=[.$B$4];1;0)" office:value-type="float" office:value="1" calcext:value-type="float">
            <text:p>1,00</text:p>
          </table:table-cell>
          <table:table-cell/>
          <table:table-cell table:style-name="ce11" table:formula="of:=[.A61]" office:value-type="string" office:string-value="QuickSortPy" calcext:value-type="string">
            <text:p>QuickSortPy</text:p>
          </table:table-cell>
          <table:table-cell table:style-name="ce15"/>
          <table:table-cell table:style-name="ce15" table:formula="of:=IF([$Intermediate.C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E22]&gt;=[.$C$5];1;0)" office:value-type="float" office:value="0" calcext:value-type="float">
            <text:p>0,00</text:p>
          </table:table-cell>
          <table:table-cell table:style-name="ce15"/>
          <table:table-cell table:style-name="ce15" table:formula="of:=IF([$Intermediate.G22]&gt;=[.$C$5];1;0)" office:value-type="float" office:value="0" calcext:value-type="float">
            <text:p>0,00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 table:style-name="ce5"/>
          <table:table-cell table:style-name="Default" table:number-columns-repeated="6"/>
          <table:table-cell table:number-columns-repeated="8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6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8"/>
        </table:table-row>
        <table:table-row table:style-name="ro1" table:number-rows-repeated="2">
          <table:table-cell table:style-name="ce5"/>
          <table:table-cell table:style-name="Default" table:number-columns-repeated="6"/>
          <table:table-cell/>
          <table:table-cell table:style-name="ce5"/>
          <table:table-cell table:number-columns-repeated="6"/>
        </table:table-row>
        <table:table-row table:style-name="ro1">
          <table:table-cell/>
          <table:table-cell table:style-name="ce11" table:number-columns-repeated="6"/>
          <table:table-cell table:number-columns-repeated="2"/>
          <table:table-cell table:style-name="ce11" table:number-columns-repeated="6"/>
        </table:table-row>
        <table:table-row table:style-name="ro1" table:number-rows-repeated="5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  <table:table-row table:style-name="ro1">
          <table:table-cell table:style-name="ce11"/>
          <table:table-cell table:number-columns-repeated="7"/>
          <table:table-cell table:style-name="ce11"/>
          <table:table-cell table:style-name="ce15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59P0" style:volatile="true">
      <number:number number:decimal-places="2" number:min-decimal-places="2" number:min-integer-digits="1" number:grouping="true"/>
      <number:text> €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9P0"/>
    </number:number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3" number:min-decimal-places="3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8P2" style:volatile="true">
      <number:text> </number:text>
      <number:fill-character> </number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4P2" style:volatile="true">
      <number:text> </number:text>
      <number:fill-character> </number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57P0" style:volatile="true">
      <number:number number:decimal-places="2" number:min-decimal-places="2" number:min-integer-digits="1" number:grouping="true"/>
      <number:text> €</number:text>
    </number:number-style>
    <number:number-style style:name="N15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7P0"/>
    </number:number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/>
    </number:time-style>
    <number:number-style style:name="N155">
      <number:number number:decimal-places="4" number:min-decimal-places="4" number:min-integer-digits="1"/>
    </number:number-style>
    <number:time-style style:name="N126">
      <number:hours/>
      <number:text>:</number:text>
      <number:minutes number:style="long"/>
    </number:time-style>
    <number:date-style style:name="N154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53P0" style:volatile="true">
      <number:number number:decimal-places="0" number:min-decimal-places="0" number:min-integer-digits="1" number:grouping="true"/>
      <number:text>   </number:text>
    </number:number-style>
    <number:number-style style:name="N15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3P0"/>
    </number:number-style>
    <number:time-style style:name="N124">
      <number:hours/>
      <number:text>:</number:text>
      <number:minutes number:style="long"/>
      <number:text> </number:text>
      <number:am-pm/>
    </number:time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number:number-style style:name="N123P0" style:volatile="true">
      <number:number number:decimal-places="0" number:min-decimal-places="0" number:min-integer-digits="1" number:grouping="true"/>
      <number:text> €</number:text>
    </number:number-style>
    <number:number-style style:name="N12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3P0"/>
    </number:number-style>
    <number:number-style style:name="N151P0" style:volatile="true">
      <number:number number:decimal-places="2" number:min-decimal-places="2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1P0"/>
    </number:number-style>
    <number:number-style style:name="N122P0" style:volatile="true">
      <number:number number:decimal-places="0" number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5:42:39.882411314</meta:creation-date>
    <dc:date>2023-06-05T16:30:07.275514960</dc:date>
    <meta:editing-duration>PT1H16M41S</meta:editing-duration>
    <meta:editing-cycles>11</meta:editing-cycles>
    <meta:generator>LibreOffice/7.3.7.2$Linux_X86_64 LibreOffice_project/30$Build-2</meta:generator>
    <meta:document-statistic meta:table-count="3" meta:cell-count="239" meta:object-count="0"/>
  </office:meta>
</office:document-meta>
</file>